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20pt" officeooo:rsid="00229b2c" officeooo:paragraph-rsid="00229b2c" style:font-size-asian="17.5pt" style:font-name-complex="Calibri1" style:font-size-complex="20pt"/>
    </style:style>
    <style:style style:name="P2" style:family="paragraph" style:parent-style-name="Standard">
      <style:text-properties fo:font-size="20pt" officeooo:rsid="002a4103" officeooo:paragraph-rsid="002a4103" style:font-size-asian="17.5pt" style:font-name-complex="Calibri1" style:font-size-complex="20pt"/>
    </style:style>
    <style:style style:name="P3" style:family="paragraph" style:parent-style-name="Standard">
      <style:text-properties fo:font-size="20pt" officeooo:rsid="002a838f" officeooo:paragraph-rsid="002a838f" style:font-size-asian="17.5pt" style:font-name-complex="Calibri1" style:font-size-complex="20pt"/>
    </style:style>
    <style:style style:name="P4" style:family="paragraph" style:parent-style-name="Standard">
      <style:text-properties fo:font-size="12pt" officeooo:rsid="0023b32c" officeooo:paragraph-rsid="0023b32c" style:font-size-asian="10.5pt" style:font-name-complex="Calibri1" style:font-size-complex="12pt"/>
    </style:style>
    <style:style style:name="P5" style:family="paragraph" style:parent-style-name="Standard">
      <style:text-properties fo:font-size="12pt" officeooo:rsid="002f1895" officeooo:paragraph-rsid="002f1895" style:font-size-asian="10.5pt" style:font-name-complex="Calibri1" style:font-size-complex="12pt"/>
    </style:style>
    <style:style style:name="P6" style:family="paragraph" style:parent-style-name="Standard">
      <style:text-properties fo:font-size="12pt" officeooo:rsid="003350e5" officeooo:paragraph-rsid="0034444b" style:font-size-asian="10.5pt" style:font-name-complex="Calibri1" style:font-size-complex="12pt"/>
    </style:style>
    <style:style style:name="P7" style:family="paragraph" style:parent-style-name="Standard">
      <style:text-properties fo:font-size="12pt" officeooo:rsid="0034444b" officeooo:paragraph-rsid="0034444b" style:font-size-asian="10.5pt" style:font-name-complex="Calibri1" style:font-size-complex="12pt"/>
    </style:style>
    <style:style style:name="P8" style:family="paragraph" style:parent-style-name="List_20_Paragraph" style:list-style-name="WWNum2"/>
    <style:style style:name="P9" style:family="paragraph" style:parent-style-name="List_20_Paragraph" style:list-style-name="WWNum2">
      <style:paragraph-properties fo:text-align="justify" style:justify-single-word="false"/>
    </style:style>
    <style:style style:name="P10"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11"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12"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text-properties style:font-name-complex="Calibri1"/>
    </style:style>
    <style:style style:name="P16" style:family="paragraph" style:parent-style-name="Standard">
      <style:text-properties fo:font-size="12pt" officeooo:rsid="0037c792" officeooo:paragraph-rsid="0037c792" style:font-size-asian="10.5pt" style:font-name-complex="Calibri1" style:font-size-complex="12pt"/>
    </style:style>
    <style:style style:name="P17" style:family="paragraph" style:parent-style-name="Standard">
      <style:text-properties fo:font-size="12pt" officeooo:rsid="0034444b" officeooo:paragraph-rsid="0034444b" style:font-size-asian="10.5pt" style:font-name-complex="Calibri1" style:font-size-complex="12pt"/>
    </style:style>
    <style:style style:name="P18" style:family="paragraph" style:parent-style-name="Standard">
      <style:text-properties fo:font-size="12pt" officeooo:rsid="003bdfc1" officeooo:paragraph-rsid="003f67f1" style:font-size-asian="10.5pt" style:font-name-complex="Calibri1" style:font-size-complex="12pt"/>
    </style:style>
    <style:style style:name="P19" style:family="paragraph" style:parent-style-name="Standard">
      <style:text-properties fo:font-size="12pt" officeooo:rsid="00407c4d" officeooo:paragraph-rsid="00407c4d" style:font-size-asian="10.5pt" style:font-name-complex="Calibri1" style:font-size-complex="12pt"/>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1f04ab" style:font-size-asian="10pt" style:font-weight-asian="bold" style:font-name-complex="Calibri1" style:font-size-complex="10pt" style:font-weight-complex="bold"/>
    </style:style>
    <style:style style:name="T6" style:family="text">
      <style:text-properties fo:font-size="10pt" fo:font-weight="bold" officeooo:rsid="0020a08e" style:font-size-asian="10pt" style:font-weight-asian="bold" style:font-name-complex="Calibri1" style:font-size-complex="10pt" style:font-weight-complex="bold"/>
    </style:style>
    <style:style style:name="T7" style:family="text">
      <style:text-properties fo:font-size="10pt" style:font-size-asian="10pt" style:font-name-complex="Calibri1" style:font-size-complex="10pt"/>
    </style:style>
    <style:style style:name="T8" style:family="text">
      <style:text-properties style:font-name-complex="Calibri1"/>
    </style:style>
    <style:style style:name="T9" style:family="text">
      <style:text-properties officeooo:rsid="0024ba1c"/>
    </style:style>
    <style:style style:name="T10" style:family="text">
      <style:text-properties officeooo:rsid="00280c4c"/>
    </style:style>
    <style:style style:name="T11" style:family="text">
      <style:text-properties officeooo:rsid="0028deb4"/>
    </style:style>
    <style:style style:name="T12" style:family="text">
      <style:text-properties officeooo:rsid="00303e77"/>
    </style:style>
    <style:style style:name="T13" style:family="text">
      <style:text-properties officeooo:rsid="00320995"/>
    </style:style>
    <style:style style:name="T14" style:family="text">
      <style:text-properties officeooo:rsid="0034444b"/>
    </style:style>
    <style:style style:name="T15" style:family="text">
      <style:text-properties officeooo:rsid="00390743"/>
    </style:style>
    <style:style style:name="T16" style:family="text">
      <style:text-properties officeooo:rsid="0039f87d"/>
    </style:style>
    <style:style style:name="T17" style:family="text">
      <style:text-properties officeooo:rsid="003c2d34"/>
    </style:style>
    <style:style style:name="T18" style:family="text">
      <style:text-properties officeooo:rsid="003d1456"/>
    </style:style>
    <style:style style:name="T19" style:family="text">
      <style:text-properties officeooo:rsid="003e3ca0"/>
    </style:style>
    <style:style style:name="T20" style:family="text">
      <style:text-properties fo:font-style="italic"/>
    </style:style>
    <style:style style:name="T21" style:family="text">
      <style:text-properties officeooo:rsid="003f67f1"/>
    </style:style>
    <style:style style:name="T22" style:family="text">
      <style:text-properties officeooo:rsid="003f892a"/>
    </style:style>
    <style:style style:name="T23" style:family="text">
      <style:text-properties officeooo:rsid="0041f27f"/>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text:span><text:span text:style-name="T2"/></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9" loext:marker-style-name="T2"><text:span text:style-name="T2">Plagiarism </text:span><text:span text:style-name="T7">– where you use information from another information source (including your previously submitted work) and pass it off as your own. This can be through direct copying, poor paraphrasing and/or absence of citations. </text:span></text:p>
        </text:list-item>
        <text:list-item>
          <text:p text:style-name="P9" loext:marker-style-name="T2"><text:span text:style-name="T2">Collusion </text:span><text:span text:style-name="T7">– where you work too closely, intentionally, or unintentionally, with others to produce work that is similar in nature. This can be through loaning of materials, drafts or through unauthorised use of a fellow student’s work. </text:span></text:p>
        </text:list-item>
        <text:list-item>
          <text:p text:style-name="P9" loext:marker-style-name="T2"><text:span text:style-name="T2">Asking another person to write your assignment</text:span><text:span text:style-name="T7"> – where you ask another individual or company to complete your work for you, be that paid or unpaid, and submit it as if it were your own. </text:span></text:p>
        </text:list-item>
        <text:list-item>
          <text:p text:style-name="P9" loext:marker-style-name="T2"><text:span text:style-name="T2">Unauthorised use of artificial intelligence </text:span><text:span text:style-name="T7">–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14" loext:marker-style-name="T2"><text:span text:style-name="T2">STATEMENT ON USE OF ARTIFICIAL INTELLIGENCE TOOLS:</text:span><text:span text:style-name="T2"/></text:p>
      <text:list text:continue-numbering="true" text:style-name="WWNum2">
        <text:list-item>
          <text:p text:style-name="P10" loext:marker-style-name="T7"><text:span text:style-name="T7">I have used artificial intelligence tools to generate an idea for my assignment: </text:span><text:span text:style-name="T2">NO</text:span></text:p>
        </text:list-item>
        <text:list-item>
          <text:p text:style-name="P11" loext:marker-style-name="T7"><text:span text:style-name="T7">I have used artificial intelligence tools to write my assignment for me: </text:span><text:span text:style-name="T2">NO<text:tab/><text:tab/></text:span></text:p>
        </text:list-item>
        <text:list-item>
          <text:p text:style-name="P11" loext:marker-style-name="T7"><text:span text:style-name="T7">I have used artificial intelligence tools to brainstorm ideas for my assignment: </text:span><text:span text:style-name="T2">NO</text:span></text:p>
        </text:list-item>
        <text:list-item>
          <text:p text:style-name="P12" loext:marker-style-name="T7"><text:span text:style-name="T7">I have used artificial intelligence tools to correct my original assignment:</text:span><text:span text:style-name="T2">NO</text:span></text:p>
        </text:list-item>
      </text:list>
      <text:p text:style-name="P14" loext:marker-style-name="T2"><text:span text:style-name="T2">DECLARATION</text:span><text:span text:style-name="T2"/></text:p>
      <text:list text:continue-numbering="true" text:style-name="WWNum2">
        <text:list-item>
          <text:p text:style-name="P9" loext:marker-style-name="T7"><text:span text:style-name="T7">I understand that by submitting this piece of work I am declaring it to be my own work and in compliance with the university regulations on Academic Integrity.</text:span><text:span text:style-name="T7"/></text:p>
        </text:list-item>
        <text:list-item>
          <text:p text:style-name="P9" loext:marker-style-name="T7"><text:span text:style-name="T7">I confirm that I have done this work myself without external support or inappropriate use of resources.</text:span><text:span text:style-name="T7"/></text:p>
        </text:list-item>
        <text:list-item>
          <text:p text:style-name="P9" loext:marker-style-name="T7"><text:span text:style-name="T7">I understand that I am only permitted to use artificial intelligence tools in line with guidance provided by my Module Leader, and I have not used artificial intelligence tools outside this remit.</text:span><text:span text:style-name="T7"/></text:p>
        </text:list-item>
        <text:list-item>
          <text:p text:style-name="P9" loext:marker-style-name="T7"><text:span text:style-name="T7">I confirm that this piece of work has not been submitted for any other assignment at this or another institution prior to this point in time.</text:span><text:span text:style-name="T7"/></text:p>
        </text:list-item>
        <text:list-item>
          <text:p text:style-name="P8" loext:marker-style-name="T2"><text:span text:style-name="T7">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9" loext:marker-style-name="T7"><text:span text:style-name="T7">I understand that academic misconduct is an offence and can result in formal disciplinary proceedings.</text:span><text:span text:style-name="T7"/></text:p>
        </text:list-item>
        <text:list-item>
          <text:p text:style-name="P9" loext:marker-style-name="T7"><text:span text:style-name="T7">I understand that by submitting this assignment, I declare myself fit to be able to complete the assignment and I accept the outcome of the assessment as valid and appropriate.</text:span><text:span text:style-name="T7"/></text:p>
        </text:list-item>
      </text:list>
      <text:p text:style-name="P14" loext:marker-style-name="T2"><text:span text:style-name="T2"><text:s/>ANY OTHER COMMENTS FROM STUDENT:</text:span><text:span text:style-name="T2"/></text:p>
      <text:p text:style-name="P15" loext:marker-style-name="T8"/>
      <text:p text:style-name="P15" loext:marker-style-name="T8"/>
      <text:p text:style-name="P15" loext:marker-style-name="T8"><text:soft-page-break/></text:p>
      <text:p text:style-name="P15" loext:marker-style-name="T8"/>
      <text:p text:style-name="P1">Introduction</text:p>
      <text:p text:style-name="P4">This report will outline a proposal for an efficient, secure and scalable system for SunMortgages Ltd <text:s/><text:span text:style-name="T9">(SM)</text:span>, a mortgage broker, in order to store client records effectively. <text:span text:style-name="T10">SM works with property developers, individual clients and work with the brokerage relationship with a national bank. All of these require different data to be securely stored and operated upon. </text:span><text:span text:style-name="T11">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1">System Architecture</text:p>
      <text:p text:style-name="P5">This will be a client-server multi-server based system where the clients (staff, property developers and customers) interact with the servers to manage their data. <text:s/>A load balancer in-between the servers and client of which routes <text:span text:style-name="T12">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3">Each server is capable of processing requests and sending data. If a server fails the load balancer will redirect the traffic to an available server. Some of these servers could even be used as redundancy data stores in case of a system wide outage.</text:span></text:p>
      <text:p text:style-name="P6">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4">(IBM 2023)</text:span>. <text:span text:style-name="T14">As the company grows they could employ sharding to be able to handle higher amounts of traffic and massive amounts of data (AWS n.d.).</text:span></text:p>
      <text:p text:style-name="P16">A role-based access control is enforced with strong authentication (e.g. a secure log-in system) and authorisation <text:span text:style-name="T15">with</text:span> <text:span text:style-name="T15">defined </text:span>groups integrated into the database (<text:span text:style-name="T14">PostgreSQL Documentation 2023</text:span>). <text:span text:style-name="T15">These groups </text:span><text:span text:style-name="T22">and roles</text:span><text:span text:style-name="T15"> will be allocated based on the users data needs with separate databases having different roles such as staff,customers and developers. </text:span><text:span text:style-name="T16">This segments data to only be seen by appropriate end users.</text:span></text:p>
      <text:p text:style-name="P18">In the client-server architecture API endpoints are a key factor meaning securing them appropriately is vital, factor<text:span text:style-name="T18">s</text:span> to consider <text:span text:style-name="T18">are;</text:span> to have a central Oauth server to issue session tokens <text:span text:style-name="T17">to clients , </text:span><text:span text:style-name="T18">to use API gateways for rate-limiting and logging and to use encrypted protocols such as HTTPS </text:span><text:span text:style-name="T21">(</text:span><text:span text:style-name="T14">curity.io. n.d.</text:span><text:span text:style-name="T21">)</text:span><text:span text:style-name="T18">. </text:span><text:span text:style-name="T19">This is especially of interest as we will have API endpoints interacting from SM to the bank. </text:span></text:p>
      <text:p text:style-name="P19">Tools for monitoring server / database health and activity is recommended <text:span text:style-name="T23">as this will enable maintenance without large amounts of downtime and proactive scaling. This allows for the effective proactive growth and maintenance of the system, accommodating for more end users and swift error handling.</text:span></text:p>
      <text:p text:style-name="P18"/>
      <text:p text:style-name="P1">Sequence diagrams</text:p>
      <text:p text:style-name="P1"><text:soft-page-break/></text:p>
      <text:p text:style-name="P1">Class Diagram</text:p>
      <text:p text:style-name="P1"/>
      <text:p text:style-name="P2">Report </text:p>
      <text:p text:style-name="P2"/>
      <text:p text:style-name="P3">References</text:p>
      <text:p text:style-name="P7">IBM (2023). Data replication. [online] Ibm.com. Available at: <text:a xlink:type="simple" xlink:href="https://www.ibm.com/think/topics/data-replication" text:style-name="Internet_20_link" text:visited-style-name="Visited_20_Internet_20_Link">https://www.ibm.com/think/topics/data-replication</text:a>.</text:p>
      <text:p text:style-name="P7">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text:p text:style-name="P7">PostgreSQL Documentation. (2023). Chapter 22. Database Roles. [online] Available at: <text:a xlink:type="simple" xlink:href="https://www.postgresql.org/docs/current/user-manag.html" text:style-name="Internet_20_link" text:visited-style-name="Visited_20_Internet_20_Link">https://www.postgresql.org/docs/current/user-manag.html</text:a>.</text:p>
      <text:p text:style-name="P7">curity.io. (n.d.). <text:span text:style-name="T20">API Security Best Practices</text:span>. [online] Available at: <text:a xlink:type="simple" xlink:href="https://curity.io/resources/learn/api-security-best-practices/" text:style-name="Internet_20_link" text:visited-style-name="Visited_20_Internet_20_Link">https://curity.io/resources/learn/api-security-best-practices/</text:a>.</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38</meta:editing-cycles>
    <meta:creation-date>2024-10-02T08:52:00</meta:creation-date>
    <dc:date>2025-10-30T17:37:00.070712334</dc:date>
    <meta:editing-duration>PT2H7M47S</meta:editing-duration>
    <meta:generator>LibreOffice/24.2.7.2$Linux_X86_64 LibreOffice_project/420$Build-2</meta:generator>
    <meta:document-statistic meta:table-count="0" meta:image-count="1" meta:object-count="0" meta:page-count="3" meta:paragraph-count="43" meta:word-count="985" meta:character-count="6478" meta:non-whitespace-character-count="5536"/>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